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PAY OUT</text:p>
          </table:table-cell>
          <table:table-cell office:value-type="string">
            <text:p>COL 1</text:p>
          </table:table-cell>
          <table:table-cell office:value-type="string">
            <text:p>COL 2</text:p>
          </table:table-cell>
          <table:table-cell office:value-type="string">
            <text:p>COL 3</text:p>
          </table:table-cell>
          <table:table-cell/>
          <table:table-cell office:value-type="string">
            <text:p>2 of a kind</text:p>
          </table:table-cell>
          <table:table-cell office:value-type="string">
            <text:p>PAY OUT 2</text:p>
          </table:table-cell>
          <table:table-cell/>
          <table:table-cell office:value-type="string">
            <text:p>3 of a kind</text:p>
          </table:table-cell>
          <table:table-cell office:value-type="string">
            <text:p>PAY OUT 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3" office:value-type="float" office:value="90">
            <text:p>90</text:p>
          </table:table-cell>
          <table:table-cell table:formula="of:=(100-[.B2])*(100-[.C2])" office:value-type="float" office:value="100">
            <text:p>100</text:p>
          </table:table-cell>
          <table:table-cell table:formula="of:=10000/[.E2]" office:value-type="float" office:value="100">
            <text:p>100</text:p>
          </table:table-cell>
          <table:table-cell table:formula="of:=2*[.A2]" office:value-type="float" office:value="32">
            <text:p>32</text:p>
          </table:table-cell>
          <table:table-cell table:formula="of:=(100-[.B2])*(100-[.C2])*(100-[.D2])" office:value-type="float" office:value="1000">
            <text:p>1000</text:p>
          </table:table-cell>
          <table:table-cell table:formula="of:=1000000/[.H2]" office:value-type="float" office:value="1000">
            <text:p>1000</text:p>
          </table:table-cell>
          <table:table-cell office:value-type="string">
            <text:p>JACKPO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85">
            <text:p>85</text:p>
          </table:table-cell>
          <table:table-cell table:formula="of:=(100-[.B3])*(100-[.C3])" office:value-type="float" office:value="225">
            <text:p>225</text:p>
          </table:table-cell>
          <table:table-cell table:formula="of:=10000/[.E3]" office:value-type="float" office:value="44.4444444444444">
            <text:p>44.44</text:p>
          </table:table-cell>
          <table:table-cell table:formula="of:=2*[.A3]" office:value-type="float" office:value="20">
            <text:p>20</text:p>
          </table:table-cell>
          <table:table-cell table:formula="of:=(100-[.B3])*(100-[.C3])*(100-[.D3])" office:value-type="float" office:value="3375">
            <text:p>3375</text:p>
          </table:table-cell>
          <table:table-cell table:formula="of:=1000000/[.H3]" office:value-type="float" office:value="296.296296296296">
            <text:p>296.3</text:p>
          </table:table-cell>
          <table:table-cell table:formula="of:=3*[.A3]" office:value-type="float" office:value="30">
            <text:p>3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3" office:value-type="float" office:value="80">
            <text:p>80</text:p>
          </table:table-cell>
          <table:table-cell table:formula="of:=(100-[.B4])*(100-[.C4])" office:value-type="float" office:value="400">
            <text:p>400</text:p>
          </table:table-cell>
          <table:table-cell table:formula="of:=10000/[.E4]" office:value-type="float" office:value="25">
            <text:p>25</text:p>
          </table:table-cell>
          <table:table-cell table:formula="of:=2*[.A4]" office:value-type="float" office:value="24">
            <text:p>24</text:p>
          </table:table-cell>
          <table:table-cell table:formula="of:=(100-[.B4])*(100-[.C4])*(100-[.D4])" office:value-type="float" office:value="8000">
            <text:p>8000</text:p>
          </table:table-cell>
          <table:table-cell table:formula="of:=1000000/[.H4]" office:value-type="float" office:value="125">
            <text:p>125</text:p>
          </table:table-cell>
          <table:table-cell table:formula="of:=3*[.A4]" office:value-type="float" office:value="36">
            <text:p>3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70">
            <text:p>70</text:p>
          </table:table-cell>
          <table:table-cell table:formula="of:=(100-[.B5])*(100-[.C5])" office:value-type="float" office:value="900">
            <text:p>900</text:p>
          </table:table-cell>
          <table:table-cell table:formula="of:=10000/[.E5]" office:value-type="float" office:value="11.1111111111111">
            <text:p>11.11</text:p>
          </table:table-cell>
          <table:table-cell table:formula="of:=2*[.A5]" office:value-type="float" office:value="16">
            <text:p>16</text:p>
          </table:table-cell>
          <table:table-cell table:formula="of:=(100-[.B5])*(100-[.C5])*(100-[.D5])" office:value-type="float" office:value="27000">
            <text:p>27000</text:p>
          </table:table-cell>
          <table:table-cell table:formula="of:=1000000/[.H5]" office:value-type="float" office:value="37.037037037037">
            <text:p>37.04</text:p>
          </table:table-cell>
          <table:table-cell table:formula="of:=3*[.A5]" office:value-type="float" office:value="24">
            <text:p>2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65">
            <text:p>65</text:p>
          </table:table-cell>
          <table:table-cell table:formula="of:=(100-[.B6])*(100-[.C6])" office:value-type="float" office:value="1225">
            <text:p>1225</text:p>
          </table:table-cell>
          <table:table-cell table:formula="of:=10000/[.E6]" office:value-type="float" office:value="8.16326530612245">
            <text:p>8.16</text:p>
          </table:table-cell>
          <table:table-cell table:formula="of:=2*[.A6]" office:value-type="float" office:value="10">
            <text:p>10</text:p>
          </table:table-cell>
          <table:table-cell table:formula="of:=(100-[.B6])*(100-[.C6])*(100-[.D6])" office:value-type="float" office:value="42875">
            <text:p>42875</text:p>
          </table:table-cell>
          <table:table-cell table:formula="of:=1000000/[.H6]" office:value-type="float" office:value="23.3236151603498">
            <text:p>23.32</text:p>
          </table:table-cell>
          <table:table-cell table:formula="of:=3*[.A6]" office:value-type="float" office:value="15">
            <text:p>1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float" office:value="60">
            <text:p>60</text:p>
          </table:table-cell>
          <table:table-cell table:formula="of:=(100-[.B7])*(100-[.C7])" office:value-type="float" office:value="1600">
            <text:p>1600</text:p>
          </table:table-cell>
          <table:table-cell table:formula="of:=10000/[.E7]" office:value-type="float" office:value="6.25">
            <text:p>6.25</text:p>
          </table:table-cell>
          <table:table-cell table:formula="of:=2*[.A7]" office:value-type="float" office:value="8">
            <text:p>8</text:p>
          </table:table-cell>
          <table:table-cell table:formula="of:=(100-[.B7])*(100-[.C7])*(100-[.D7])" office:value-type="float" office:value="64000">
            <text:p>64000</text:p>
          </table:table-cell>
          <table:table-cell table:formula="of:=1000000/[.H7]" office:value-type="float" office:value="15.625">
            <text:p>15.63</text:p>
          </table:table-cell>
          <table:table-cell table:formula="of:=3*[.A7]"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5">
            <text:p>55</text:p>
          </table:table-cell>
          <table:table-cell table:formula="of:=(100-[.B8])*(100-[.C8])" office:value-type="float" office:value="2025">
            <text:p>2025</text:p>
          </table:table-cell>
          <table:table-cell table:formula="of:=10000/[.E8]" office:value-type="float" office:value="4.93827160493827">
            <text:p>4.94</text:p>
          </table:table-cell>
          <table:table-cell table:formula="of:=2*[.A8]" office:value-type="float" office:value="2">
            <text:p>2</text:p>
          </table:table-cell>
          <table:table-cell table:formula="of:=(100-[.B8])*(100-[.C8])*(100-[.D8])" office:value-type="float" office:value="91125">
            <text:p>91125</text:p>
          </table:table-cell>
          <table:table-cell table:formula="of:=1000000/[.H8]" office:value-type="float" office:value="10.9739368998628">
            <text:p>10.9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60">
            <text:p>60</text:p>
          </table:table-cell>
          <table:table-cell office:value-type="float" office:value="0">
            <text:p>0</text:p>
          </table:table-cell>
          <table:table-cell table:formula="of:=(100-[.B9])*(100-[.C9])" office:value-type="float" office:value="1600">
            <text:p>1600</text:p>
          </table:table-cell>
          <table:table-cell table:formula="of:=10000/[.E9]" office:value-type="float" office:value="6.25">
            <text:p>6.25</text:p>
          </table:table-cell>
          <table:table-cell table:formula="of:=2*[.A9]" office:value-type="float" office:value="6">
            <text:p>6</text:p>
          </table:table-cell>
          <table:table-cell table:formula="of:=(100-[.B9])*(100-[.C9])*(100-[.D9])" office:value-type="float" office:value="160000">
            <text:p>160000</text:p>
          </table:table-cell>
          <table:table-cell table:formula="of:=1000000/[.H9]" office:value-type="float" office:value="6.25">
            <text:p>6.25</text:p>
          </table:table-cell>
          <table:table-cell table:formula="of:=3*[.A9]"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formula="of:=(100-[.B10])*(100-[.C10])" office:value-type="float" office:value="5500">
            <text:p>5500</text:p>
          </table:table-cell>
          <table:table-cell table:formula="of:=10000/[.E10]" office:value-type="float" office:value="1.81818181818182">
            <text:p>1.82</text:p>
          </table:table-cell>
          <table:table-cell table:formula="of:=2*[.A10]" office:value-type="float" office:value="4">
            <text:p>4</text:p>
          </table:table-cell>
          <table:table-cell table:formula="of:=(100-[.B10])*(100-[.C10])*(100-[.D10])" office:value-type="float" office:value="302500">
            <text:p>302500</text:p>
          </table:table-cell>
          <table:table-cell table:formula="of:=1000000/[.H10]" office:value-type="float" office:value="3.30578512396694">
            <text:p>3.31</text:p>
          </table:table-cell>
          <table:table-cell table:formula="of:=3*[.A10]"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table:formula="of:=10000-SUM([.E2:.E10])" office:value-type="float" office:value="-3575">
            <text:p>-3575</text:p>
          </table:table-cell>
          <table:table-cell table:formula="of:=10000/[.E11]" office:value-type="float" office:value="-2.7972027972028">
            <text:p>-2.8</text:p>
          </table:table-cell>
          <table:table-cell table:formula="of:=2*[.A11]" office:value-type="float" office:value="2">
            <text:p>2</text:p>
          </table:table-cell>
          <table:table-cell table:formula="of:=(100-[.B11])*(100-[.C11])*(100-[.D11])" office:value-type="float" office:value="360000">
            <text:p>360000</text:p>
          </table:table-cell>
          <table:table-cell table:formula="of:=1000000/[.H11]" office:value-type="float" office:value="2.77777777777778">
            <text:p>2.78</text:p>
          </table:table-cell>
          <table:table-cell table:formula="of:=3*[.A11]" office:value-type="float" office:value="3">
            <text:p>3</text:p>
          </table:table-cell>
        </table:table-row>
        <table:table-row table:style-name="ro1">
          <table:table-cell table:number-columns-repeated="7"/>
          <table:table-cell table:formula="of:=SUM([.H2:.H11])" office:value-type="float" office:value="1059875">
            <text:p>105987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04/10/2012</text:date>, <text:time>20:0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im Garacci</meta:initial-creator>
    <meta:creation-date>2012-04-07T22:08:08.47</meta:creation-date>
    <dc:date>2012-04-10T20:02:59.30</dc:date>
    <dc:creator>Jim Garacci</dc:creator>
    <meta:editing-duration>PT01H46M55S</meta:editing-duration>
    <meta:editing-cycles>6</meta:editing-cycles>
    <meta:generator>OpenOffice.org/3.1$Win32 OpenOffice.org_project/310m11$Build-9399</meta:generator>
    <meta:document-statistic meta:table-count="3" meta:cell-count="109" meta:object-count="0"/>
  </office:meta>
</office:document-meta>
</file>